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68.3mm"/>
    </style:style>
    <style:style style:name="co4" style:family="table-column">
      <style:table-column-properties fo:break-before="auto" style:column-width="69.8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11.09mm"/>
    </style:style>
    <style:style style:name="co8" style:family="table-column">
      <style:table-column-properties fo:break-before="auto" style:column-width="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7mm"/>
    </style:style>
    <style:style style:name="co11" style:family="table-column">
      <style:table-column-properties fo:break-before="auto" style:column-width="17.83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29.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66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90" style:rotation-align="bottom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65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.24mm" fo:min-width="25.2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41mm" fo:min-width="35.3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29mm" fo:min-width="14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8.5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c3c3c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c3c3c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isc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ista de Riscos: Projeto Car Management Project</text:p>
          </table:table-cell>
          <table:covered-table-cell table:number-columns-repeated="9"/>
          <table:table-cell table:number-columns-repeated="1014"/>
        </table:table-row>
        <table:table-header-rows>
          <table:table-row table:style-name="ro2">
            <table:table-cell table:style-name="ce2" office:value-type="string" calcext:value-type="string">
              <text:p>ID do Risco</text:p>
            </table:table-cell>
            <table:table-cell table:style-name="ce5" office:value-type="string" calcext:value-type="string">
              <text:p>Data de Identificação</text:p>
            </table:table-cell>
            <table:table-cell table:style-name="ce5" office:value-type="string" calcext:value-type="string">
              <text:p>Nome</text:p>
            </table:table-cell>
            <table:table-cell table:style-name="ce5" office:value-type="string" calcext:value-type="string">
              <text:p>Descrição</text:p>
            </table:table-cell>
            <table:table-cell table:style-name="ce2" office:value-type="string" calcext:value-type="string">
              <office:annotation draw:style-name="gr1" draw:text-style-name="P2" svg:width="30.23mm" svg:height="10.84mm" svg:x="182.06mm" svg:y="5.5mm" draw:caption-point-x="-0.33mm" draw:caption-point-y="2.64mm">
                <dc:creator>TD</dc:creator>
                <dc:date>2015-03-21T00:00:00</dc:date>
                <text:p text:style-name="P1"><text:span text:style-name="T1">Type = I (indirect) or D (direct)</text:span></text:p>
              </office:annotation>
              <text:p>Tipo</text:p>
            </table:table-cell>
            <table:table-cell table:style-name="ce2" office:value-type="string" calcext:value-type="string">
              <office:annotation draw:style-name="gr2" draw:text-style-name="P2" svg:width="40.32mm" svg:height="25.01mm" svg:x="194.45mm" svg:y="5.09mm" draw:caption-point-x="-6.19mm" draw:caption-point-y="3.05mm">
                <dc:creator>TD</dc:creator>
                <dc:date>2015-03-21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 calcext:value-type="string">
              <office:annotation draw:style-name="gr3" draw:text-style-name="P2" svg:width="19.86mm" svg:height="19.89mm" svg:x="202.07mm" svg:y="5.09mm" draw:caption-point-x="-2.71mm" draw:caption-point-y="3.05mm">
                <dc:creator>TD</dc:creator>
                <dc:date>2015-03-21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 calcext:value-type="string">
              <office:annotation draw:style-name="gr4" draw:text-style-name="P2" svg:width="33.55mm" svg:height="21.14mm" svg:x="216.2mm" svg:y="5.09mm" draw:caption-point-x="-9.24mm" draw:caption-point-y="3.05mm">
                <dc:creator>TD</dc:creator>
                <dc:date>2015-03-21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 calcext:value-type="string">
              <text:p>Responsável</text:p>
            </table:table-cell>
            <table:table-cell table:style-name="ce5" office:value-type="string" calcext:value-type="string">
              <text:p>Estratégia de Mitigação</text:p>
            </table:table-cell>
            <table:table-cell table:style-name="ce19" table:number-columns-repeated="101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15-03-16" calcext:value-type="date">
            <text:p>16/03/2015</text:p>
          </table:table-cell>
          <table:table-cell table:style-name="ce3" office:value-type="string" calcext:value-type="string">
            <text:p>Não conhecimento da plataforma</text:p>
          </table:table-cell>
          <table:table-cell table:style-name="ce3" office:value-type="string" calcext:value-type="string">
            <text:p>nenhum conhecimento prévio na plataforma escolhida para o projeto 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 table:style-name="ce15" table:formula="of:=+[.F3]*[.G3]" office:value-type="float" office:value="5" calcext:value-type="float">
            <text:p>5,0</text:p>
          </table:table-cell>
          <table:table-cell table:style-name="ce15" office:value-type="string" calcext:value-type="string">
            <text:p>Tarcísio</text:p>
          </table:table-cell>
          <table:table-cell table:style-name="ce17" office:value-type="string" calcext:value-type="string">
            <text:p>Estudar conteúdo sobre a plataforma e fazer pilotos para aprender a utilizar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5-03-21" calcext:value-type="date">
            <text:p>21/03/2015</text:p>
          </table:table-cell>
          <table:table-cell table:style-name="ce3" office:value-type="string" calcext:value-type="string">
            <text:p>Desistência de membro da equipe</text:p>
          </table:table-cell>
          <table:table-cell table:style-name="ce3" office:value-type="string" calcext:value-type="string">
            <text:p>Possibilidade de algum membro desistir do projeto ou sair da cadeira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15" table:formula="of:=+[.F4]*[.G4]" office:value-type="float" office:value="0.9" calcext:value-type="float">
            <text:p>0,9</text:p>
          </table:table-cell>
          <table:table-cell table:style-name="ce15" office:value-type="string" calcext:value-type="string">
            <text:p>Professor</text:p>
          </table:table-cell>
          <table:table-cell table:style-name="ce17" office:value-type="string" calcext:value-type="string">
            <text:p>Solicitar ao responsável complementação da equipe do projeto ou integração em outro projeto existente.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5-04-22" calcext:value-type="date">
            <text:p>22/04/2015</text:p>
          </table:table-cell>
          <table:table-cell table:style-name="ce3" office:value-type="string" calcext:value-type="string">
            <text:p>Provas do período e trabalhos de outras cadeiras</text:p>
          </table:table-cell>
          <table:table-cell table:style-name="ce3" office:value-type="string" calcext:value-type="string">
            <text:p>excesso de projetos e provas em outras disciplinas podem interferir no tempo para execução das atividades.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5" table:formula="of:=+[.F5]*[.G5]" office:value-type="float" office:value="1" calcext:value-type="float">
            <text:p>1,0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Reservar tempo em fim de semana para adiantamento das tarefas.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3" office:value-type="string" calcext:value-type="string">
            <text:p>Sem internet para envio de entregas</text:p>
          </table:table-cell>
          <table:table-cell table:style-name="ce3" office:value-type="string" calcext:value-type="string">
            <text:p>Faculdade não dispõe de internet capaz de enviar as entregas ao repositório no dia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4" calcext:value-type="float">
            <text:p>4</text:p>
          </table:table-cell>
          <table:table-cell table:style-name="ce11" office:value-type="percentage" office:value="0.8" calcext:value-type="percentage">
            <text:p>80%</text:p>
          </table:table-cell>
          <table:table-cell table:style-name="ce15" table:formula="of:=+[.F6]*[.G6]" office:value-type="float" office:value="3.2" calcext:value-type="float">
            <text:p>3,2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Enviar as entregas com antecedência em local que disponha de internet.</text:p>
          </table:table-cell>
          <table:table-cell table:style-name="ce20" table:number-columns-repeated="101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7]*[.G7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8]*[.G8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9]*[.G9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0]*[.G10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1]*[.G11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2]*[.G12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style-name="ce15" table:formula="of:=+[.F13]*[.G13]" office:value-type="float" office:value="0" calcext:value-type="float">
            <text:p>0,0</text:p>
          </table:table-cell>
          <table:table-cell table:style-name="ce16"/>
          <table:table-cell table:style-name="ce18"/>
          <table:table-cell table:style-name="ce20" table:number-columns-repeated="101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4]*[.G14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5]*[.G15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6]*[.G1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7]*[.G17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8]*[.G18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9]*[.G19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20]*[.G20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7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Riscos.$A$1" table:cell-range-address="$Riscos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2.7mm" fo:margin-left="20mm" fo:margin-right="20mm" style:first-page-number="continue" style:scale-to-X="1" style:scale-to-Y="4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9:33:45.0039879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3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3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nard</meta:initial-creator>
    <meta:creation-date>2002-08-27T21:24:06</meta:creation-date>
    <dc:creator>Tarcísio Deschamps Silva</dc:creator>
    <dc:date>2015-03-23T19:34:29.192977692</dc:date>
    <meta:print-date>2002-09-23T19:23:26</meta:print-date>
    <meta:generator>LibreOffice/4.4.1.2$Linux_X86_64 LibreOffice_project/40m0$Build-2</meta:generator>
    <meta:editing-duration>PT15M6S</meta:editing-duration>
    <meta:editing-cycles>5</meta:editing-cycles>
    <meta:document-statistic meta:table-count="1" meta:cell-count="79" meta:object-count="0"/>
  </office:meta>
</office:document-meta>
</file>